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kewness" table:style-name="ce1">
            <text:p>Skewness</text:p>
          </table:table-cell>
          <table:table-cell office:value-type="string" office:value="Kurtosis" table:style-name="ce1">
            <text:p>Kurtosis</text:p>
          </table:table-cell>
          <table:table-cell office:value-type="string" office:value="Shapiro_W" table:style-name="ce1">
            <text:p>Shapiro_W</text:p>
          </table:table-cell>
          <table:table-cell office:value-type="string" office:value="Shapiro_p" table:style-name="ce1">
            <text:p>Shapiro_p</text:p>
          </table:table-cell>
        </table:table-row>
        <table:table-row>
          <table:table-cell office:value-type="float" office:value="0.9355018042389" table:style-name="ce1">
            <text:p>0.9355018042389</text:p>
          </table:table-cell>
          <table:table-cell office:value-type="float" office:value="11.9332889171672" table:style-name="ce1">
            <text:p>11.9332889171672</text:p>
          </table:table-cell>
          <table:table-cell office:value-type="float" office:value="0.938967910579771" table:style-name="ce1">
            <text:p>0.938967910579771</text:p>
          </table:table-cell>
          <table:table-cell office:value-type="float" office:value="2.10797879239057e-36" table:style-name="ce1">
            <text:p>2.10797879239057e-36</text:p>
          </table:table-cell>
        </table:table-row>
        <table:table-row>
          <table:table-cell office:value-type="float" office:value="0.211223517525912" table:style-name="ce1">
            <text:p>0.211223517525912</text:p>
          </table:table-cell>
          <table:table-cell office:value-type="float" office:value="2.98342736938257" table:style-name="ce1">
            <text:p>2.98342736938257</text:p>
          </table:table-cell>
          <table:table-cell office:value-type="float" office:value="0.98885909216818" table:style-name="ce1">
            <text:p>0.98885909216818</text:p>
          </table:table-cell>
          <table:table-cell office:value-type="float" office:value="0.793998460098993" table:style-name="ce1">
            <text:p>0.79399846009899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